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24-01-03 1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4688" calcext:value-type="float">
            <text:p>43.6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23-01-17 0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92496" calcext:value-type="float">
            <text:p>43.59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22-01-04 1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52872" calcext:value-type="float">
            <text:p>43.55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21-03-09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40096" calcext:value-type="float">
            <text:p>43.4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20-01-0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19-01-09 0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18-01-11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6636" calcext:value-type="float">
            <text:p>43.2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17-01-12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81016" calcext:value-type="float">
            <text:p>43.1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16-08-02 1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16-01-06 0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3" calcext:value-type="float">
            <text:p>43.0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15-01-07 0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14-01-08 07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6156" calcext:value-type="float">
            <text:p>42.9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13-01-08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73168" calcext:value-type="float">
            <text:p>42.8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1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5256" calcext:value-type="float">
            <text:p>42.8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1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10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74464" calcext:value-type="float">
            <text:p>42.5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09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864" calcext:value-type="float">
            <text:p>42.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08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07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48912" calcext:value-type="float">
            <text:p>42.3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06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0792" calcext:value-type="float">
            <text:p>42.1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0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89832" calcext:value-type="float">
            <text:p>42.0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0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4592" calcext:value-type="float">
            <text:p>42.0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0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3232" calcext:value-type="float">
            <text:p>42.6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0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71544" calcext:value-type="float">
            <text:p>42.0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0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95344" calcext:value-type="float">
            <text:p>41.9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2000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6304" calcext:value-type="float">
            <text:p>42.0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99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04616" calcext:value-type="float">
            <text:p>41.5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98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97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4472" calcext:value-type="float">
            <text:p>41.1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96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54096" calcext:value-type="float">
            <text:p>41.1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9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2712" calcext:value-type="float">
            <text:p>41.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9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2152" calcext:value-type="float">
            <text:p>41.6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93-04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9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0896" calcext:value-type="float">
            <text:p>41.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9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79192" calcext:value-type="float">
            <text:p>40.7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90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18816" calcext:value-type="float">
            <text:p>40.8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89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1084" calcext:value-type="float">
            <text:p>41.01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88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50792" calcext:value-type="float">
            <text:p>40.5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87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72512" calcext:value-type="float">
            <text:p>40.6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8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8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098" calcext:value-type="float">
            <text:p>40.3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8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8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0488" calcext:value-type="float">
            <text:p>40.4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8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635936" calcext:value-type="float">
            <text:p>40.6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8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80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63696" calcext:value-type="float">
            <text:p>41.7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79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82056" calcext:value-type="float">
            <text:p>43.8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78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84648" calcext:value-type="float">
            <text:p>43.2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77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48856" calcext:value-type="float">
            <text:p>44.9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76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49896" calcext:value-type="float">
            <text:p>45.6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7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18488" calcext:value-type="float">
            <text:p>39.7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7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7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7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7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70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356" calcext:value-type="float">
            <text:p>36.10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69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3592" calcext:value-type="float">
            <text:p>35.9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68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2104" calcext:value-type="float">
            <text:p>35.12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5</text:p>
          </table:table-cell>
          <table:table-cell office:value-type="string" calcext:value-type="string">
            <text:p>MM2325</text:p>
          </table:table-cell>
          <table:table-cell office:value-type="string" calcext:value-type="string">
            <text:p>1967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376" calcext:value-type="float">
            <text:p>34.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6" meta:object-count="0"/>
    <meta:user-defined meta:name="AppVersion">3.0</meta:user-defined>
  </office:meta>
</office:document-meta>
</file>